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Helvetica" svg:font-family="Helvetica"/>
    <style:font-face style:name="Times" svg:font-family="Times"/>
    <style:font-face style:name="Verdana" svg:font-family="Verdana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line-height="0.1944in">
        <style:tab-stops>
          <style:tab-stop style:position="0.1875in"/>
          <style:tab-stop style:position="0.9375in"/>
          <style:tab-stop style:position="2.3750in"/>
          <style:tab-stop style:position="4.4375in"/>
        </style:tab-stops>
      </style:paragraph-properties>
      <style:text-properties style:font-name="Arial" fo:font-size="10.0pt"/>
    </style:style>
    <style:style style:name="P2" style:family="paragraph" style:parent-style-name="Standard">
      <style:paragraph-properties fo:line-height="0.1944in">
        <style:tab-stops>
          <style:tab-stop style:position="0.1875in"/>
          <style:tab-stop style:position="0.9375in"/>
          <style:tab-stop style:position="2.3750in"/>
          <style:tab-stop style:position="4.4375in"/>
        </style:tab-stops>
      </style:paragraph-properties>
      <style:text-properties style:font-name="Arial" fo:font-size="12.0pt"/>
    </style:style>
    <style:style style:name="P3" style:family="paragraph" style:parent-style-name="Standard">
      <style:paragraph-properties fo:line-height="0.1944in">
        <style:tab-stops>
          <style:tab-stop style:position="0.1875in"/>
          <style:tab-stop style:position="0.9375in"/>
          <style:tab-stop style:position="2.3750in"/>
          <style:tab-stop style:position="4.7500in"/>
        </style:tab-stops>
      </style:paragraph-properties>
      <style:text-properties style:font-name="Arial" fo:font-size="10.0pt"/>
    </style:style>
    <style:style style:name="P4" style:family="paragraph" style:parent-style-name="Standard">
      <style:paragraph-properties fo:margin-bottom="0.0972in" fo:line-height="0.1250in">
        <style:tab-stops>
          <style:tab-stop style:position="0.7500in"/>
        </style:tab-stops>
      </style:paragraph-properties>
      <style:text-properties style:font-name="Arial" fo:font-size="10.0pt"/>
    </style:style>
    <style:style style:name="P5" style:family="paragraph" style:parent-style-name="Standard">
      <style:paragraph-properties fo:margin-bottom="0.0972in" fo:line-height="0.1250in">
        <style:tab-stops>
          <style:tab-stop style:position="0.7500in"/>
        </style:tab-stops>
      </style:paragraph-properties>
      <style:text-properties style:font-name="Arial" fo:font-size="8.0pt"/>
    </style:style>
    <style:style style:name="P6" style:family="paragraph" style:parent-style-name="Standard">
      <style:paragraph-properties fo:margin-bottom="0.0972in" fo:line-height="0.1250in">
        <style:tab-stops>
          <style:tab-stop style:position="0.7500in"/>
        </style:tab-stops>
      </style:paragraph-properties>
      <style:text-properties style:font-name="Arial" fo:font-size="11.0pt"/>
    </style:style>
    <style:style style:name="P7" style:family="paragraph" style:parent-style-name="Standard">
      <style:paragraph-properties fo:margin-top="0.0694in" fo:margin-bottom="0.0694in" style:line-height-at-least="0.3285in"/>
      <style:text-properties style:font-name="Times" fo:font-size="10.0pt"/>
    </style:style>
    <style:style style:name="P8" style:family="paragraph" style:parent-style-name="Standard">
      <style:text-properties style:font-name="Arial" fo:font-size="7.5pt"/>
    </style:style>
    <style:style style:name="P9" style:family="paragraph" style:parent-style-name="Standard">
      <style:text-properties style:font-name="Verdana" fo:font-size="7.5pt"/>
    </style:style>
    <style:style style:name="P10" style:family="paragraph" style:parent-style-name="Standard">
      <style:text-properties style:font-name="Arial" fo:font-size="8.0pt"/>
    </style:style>
    <style:style style:name="P11" style:family="paragraph" style:parent-style-name="Standard">
      <style:paragraph-properties fo:line-height="150%">
        <style:tab-stops>
          <style:tab-stop style:position="-0.8125in"/>
          <style:tab-stop style:position="2.0000in"/>
        </style:tab-stops>
      </style:paragraph-properties>
      <style:text-properties style:font-name="Arial" fo:font-size="11.0pt"/>
    </style:style>
    <style:style style:name="P12" style:family="paragraph" style:parent-style-name="Standard">
      <style:text-properties style:font-name="Arial" fo:font-size="12.0pt"/>
    </style:style>
    <style:style style:name="P13" style:family="paragraph" style:parent-style-name="Standard">
      <style:paragraph-properties fo:line-height="150%"/>
      <style:text-properties style:font-name="Arial" fo:font-size="11.0pt"/>
    </style:style>
    <style:style style:name="P14" style:family="paragraph" style:parent-style-name="Standard">
      <style:paragraph-properties fo:line-height="150%">
        <style:tab-stops>
          <style:tab-stop style:position="1.9375in"/>
        </style:tab-stops>
      </style:paragraph-properties>
      <style:text-properties style:font-name="Arial" fo:font-size="9.0pt"/>
    </style:style>
    <style:style style:name="P15" style:family="paragraph" style:parent-style-name="Standard">
      <style:paragraph-properties fo:line-height="200%"/>
      <style:text-properties style:font-name="Arial" fo:font-size="8.0pt"/>
    </style:style>
    <style:style style:name="P16" style:family="paragraph" style:parent-style-name="Standard">
      <style:paragraph-properties fo:margin-left="0.0500in" fo:line-height="150%">
        <style:tab-stops>
          <style:tab-stop style:position="-0.8125in"/>
          <style:tab-stop style:position="2.0000in"/>
        </style:tab-stops>
      </style:paragraph-properties>
      <style:text-properties style:font-name="Arial" fo:font-size="11.0pt"/>
    </style:style>
    <style:style style:name="P17" style:family="paragraph" style:parent-style-name="Standard">
      <style:paragraph-properties fo:line-height="150%"/>
      <style:text-properties style:font-name="Arial" fo:font-size="9.0pt"/>
    </style:style>
    <style:style style:name="P18" style:family="paragraph" style:parent-style-name="Standard">
      <style:paragraph-properties fo:line-height="200%"/>
      <style:text-properties style:font-name="Arial" fo:font-size="9.0pt"/>
    </style:style>
    <style:style style:name="P19" style:family="paragraph" style:parent-style-name="Standard">
      <style:paragraph-properties fo:line-height="150%">
        <style:tab-stops>
          <style:tab-stop style:position="-0.8125in"/>
          <style:tab-stop style:position="2.0000in"/>
        </style:tab-stops>
      </style:paragraph-properties>
      <style:text-properties style:font-name="Arial" fo:font-size="12.0pt"/>
    </style:style>
    <style:style style:name="P20" style:family="paragraph" style:parent-style-name="Standard">
      <style:text-properties style:font-name="Arial" fo:font-size="11.0pt"/>
    </style:style>
    <style:style style:name="P21" style:family="paragraph" style:parent-style-name="Standard">
      <style:paragraph-properties>
        <style:tab-stops>
          <style:tab-stop style:position="-0.8125in"/>
          <style:tab-stop style:position="2.0000in"/>
        </style:tab-stops>
      </style:paragraph-properties>
      <style:text-properties style:font-name="Arial" fo:font-size="11.0pt"/>
    </style:style>
    <style:style style:name="P22" style:family="paragraph" style:parent-style-name="Standard">
      <style:paragraph-properties fo:margin-bottom="0.0972in" fo:line-height="0.1667in">
        <style:tab-stops>
          <style:tab-stop style:position="1.7500in"/>
        </style:tab-stops>
      </style:paragraph-properties>
      <style:text-properties style:font-name="Arial" fo:font-size="12.0pt"/>
    </style:style>
    <style:style style:name="P23" style:family="paragraph" style:parent-style-name="Standard">
      <style:paragraph-properties fo:margin-left="0.0625in" fo:line-height="0.1667in">
        <style:tab-stops>
          <style:tab-stop style:position="-0.8125in"/>
          <style:tab-stop style:position="2.0000in"/>
        </style:tab-stops>
      </style:paragraph-properties>
      <style:text-properties style:font-name="Arial" fo:font-size="10.0pt"/>
    </style:style>
    <style:style style:name="P24" style:family="paragraph" style:parent-style-name="Standard">
      <style:paragraph-properties fo:line-height="0.1667in"/>
      <style:text-properties style:font-name="Arial" fo:font-size="10.0pt"/>
    </style:style>
    <style:style style:name="P25" style:family="paragraph" style:parent-style-name="Standard">
      <style:paragraph-properties fo:line-height="0.1667in"/>
      <style:text-properties style:font-name="Arial" fo:font-size="9.0pt"/>
    </style:style>
    <style:style style:name="P26" style:family="paragraph" style:parent-style-name="Standard">
      <style:paragraph-properties fo:margin-left="0.0597in" fo:line-height="0.1667in">
        <style:tab-stops>
          <style:tab-stop style:position="-0.8125in"/>
          <style:tab-stop style:position="2.0521in" style:type="right"/>
        </style:tab-stops>
      </style:paragraph-properties>
      <style:text-properties style:font-name="Arial" fo:font-size="10.0pt"/>
    </style:style>
    <style:style style:name="P27" style:family="paragraph" style:parent-style-name="Standard">
      <style:paragraph-properties fo:line-height="150%">
        <style:tab-stops>
          <style:tab-stop style:position="-0.8125in"/>
          <style:tab-stop style:position="0.3125in"/>
          <style:tab-stop style:position="1.3125in"/>
          <style:tab-stop style:position="5.5000in"/>
          <style:tab-stop style:position="7.3125in" style:type="right"/>
        </style:tab-stops>
      </style:paragraph-properties>
      <style:text-properties style:font-name="Helvetica" fo:font-size="11.0pt"/>
    </style:style>
    <style:style style:name="T1" style:family="text">
      <style:text-properties fo:font-size="14.0pt" fo:font-size-asian="14.0pt" fo:font-size-complex="14.0pt" fo:font-weight="bold" fo:font-weight-asian="bold" fo:font-weight-complex="bold"/>
    </style:style>
    <style:style style:name="T2" style:family="text">
      <style:text-properties fo:font-style="italic" fo:font-style-asian="italic" fo:font-style-complex="italic"/>
    </style:style>
    <style:style style:name="T3" style:family="text">
      <style:text-properties fo:font-style="italic" fo:font-style-asian="italic" fo:font-style-complex="italic" style:text-position="super 100%"/>
    </style:style>
    <style:style style:name="T4" style:family="text">
      <style:text-properties fo:font-size="14.0pt" fo:font-size-asian="14.0pt" fo:font-size-complex="14.0pt"/>
    </style:style>
    <style:style style:name="T5" style:family="text">
      <style:text-properties fo:font-weight="bold" fo:font-weight-asian="bold" fo:font-weight-complex="bold"/>
    </style:style>
    <style:style style:name="T6" style:family="text">
      <style:text-properties fo:font-size="10.0pt" fo:font-size-asian="10.0pt" fo:font-size-complex="10.0pt" fo:font-style="italic" fo:font-style-asian="italic" fo:font-style-complex="italic"/>
    </style:style>
    <style:style style:name="T7" style:family="text">
      <style:text-properties fo:font-style="italic" fo:font-style-asian="italic" fo:font-style-complex="italic" fo:font-weight="bold" fo:font-weight-asian="bold" fo:font-weight-complex="bold"/>
    </style:style>
    <style:style style:name="T8" style:family="text">
      <style:text-properties fo:font-size="11.0pt" fo:font-size-asian="11.0pt" fo:font-size-complex="11.0pt" fo:font-weight="bold" fo:font-weight-asian="bold" fo:font-weight-complex="bold"/>
    </style:style>
    <style:style style:name="T9" style:family="text">
      <style:text-properties fo:font-weight="bold" fo:font-weight-asian="bold" fo:font-weight-complex="bold" fo:letter-spacing="0.0069in"/>
    </style:style>
    <style:style style:name="T10" style:family="text">
      <style:text-properties style:font-name="Verdana"/>
    </style:style>
    <style:style style:name="T11" style:family="text">
      <style:text-properties fo:font-size="7.5pt" fo:font-size-asian="7.5pt" fo:font-size-complex="7.5pt"/>
    </style:style>
    <style:style style:name="T12" style:family="text">
      <style:text-properties fo:font-size="12.0pt" fo:font-size-asian="12.0pt" fo:font-size-complex="12.0pt" fo:font-style="italic" fo:font-style-asian="italic" fo:font-style-complex="italic"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<text:span text:style-name="T1">Mr. Jeremy Donson<text:tab/><text:tab/></text:span><text:span text:style-name="T2">653 East 14</text:span><text:span text:style-name="T3">th</text:span><text:span text:style-name="T2"><text:s/>Street <text:s/>• <text:s/>New York City 10009</text:span></text:p>
      <text:p text:style-name="P2"><text:span text:style-name="T4"><text:tab/></text:span><text:span text:style-name="T5">CURRENT VERSION: <text:s/>urbanspectra.com/resume</text:span><text:span text:style-name="T4"><text:tab/></text:span><text:span text:style-name="T6">jjdonson@gmail.com <text:s/>• <text:s text:c="2"/>212.388.0632</text:span></text:p>
      <text:p text:style-name="P3"><text:span text:style-name="T7"><text:s/></text:span></text:p>
      <text:p text:style-name="P4"><text:span text:style-name="T8">Roles:<text:tab/></text:span><text:span text:style-name="T5">MySQL / Oracle DBA - Data Architect - Ops Engineer / Developer - Project Manager - Dev Docs Illustrator</text:span></text:p>
      <text:p text:style-name="P4"><text:span text:style-name="T8">Urls:</text:span><text:span text:style-name="T5"><text:tab/>http://www.womenshealthmag.com <text:s text:c="5"/>hearst.com/magazines.php <text:s text:c="7"/>athenacr.com <text:s text:c="8"/>yahoo.com</text:span></text:p>
      <text:p text:style-name="P5"><text:span text:style-name="T8">Tools:<text:tab/></text:span><text:span text:style-name="T9">Enterprise MySQL and Oracle, Linux, Solaris, php, bash, Drupal, LAMP, InfoBright, mobile.</text:span></text:p>
      <text:p text:style-name="P6"><text:span text:style-name="T5">EXPERIENCE</text:span></text:p>
      <table:table table:name="Table1" table:style-name="Table1"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7"><text:span text:style-name="T5"><text:s text:c="3"/>adMarketplace.com</text:span></text:p>
          </table:table-cell>
          <table:table-cell table:style-name="TableCell1">
            <text:p text:style-name="P8"><text:span text:style-name="T8">Network MySQL DBA <text:s/>/ Data Warehouse Architect</text:span><text:span text:style-name="T10"><text:line-break/><text:line-break/></text:span>  Database Management and Stored Procudure Design and Development.<text:span text:style-name="T10"><text:line-break/><text:line-break/></text:span>  Open Source Data Warehouse Dev and Automated ETL/BI w InfoBright.</text:p>
            <text:p text:style-name="P9"/>
          </table:table-cell>
          <table:table-cell table:style-name="TableCell1">
            <text:p text:style-name="P8"/>
            <text:p text:style-name="P8"/>
            <text:p text:style-name="P10"><text:span text:style-name="T11"><text:s text:c="2"/></text:span><text:span text:style-name="T7">August - <text:s/>November, 2010</text:span></text:p>
          </table:table-cell>
        </table:table-row>
        <table:table-row>
          <table:table-cell table:style-name="TableCell1">
            <text:p text:style-name="P11"><text:span text:style-name="T7"><text:s/></text:span></text:p>
            <text:p text:style-name="P11"><text:span text:style-name="T7"><text:s text:c="5"/>Yahoo</text:span></text:p>
            <text:p text:style-name="P11"><text:span text:style-name="T7"><text:s text:c="5"/>RightMedia</text:span></text:p>
            <text:p text:style-name="P12"><text:span text:style-name="T2"><text:s/></text:span></text:p>
          </table:table-cell>
          <table:table-cell table:style-name="TableCell1">
            <text:p text:style-name="P13"><text:span text:style-name="T7"><text:s/>MySQL DBA, Software Architect, Project Manager</text:span></text:p>
            <text:p text:style-name="P14"><text:span text:style-name="T2"><text:s text:c="2"/>MySQL 5.1 Rollouts. <text:s/>Advanced stored procedure design.</text:span></text:p>
            <text:p text:style-name="P14"><text:span text:style-name="T2"><text:s text:c="2"/>Test matrix design for network database architectures of scale.</text:span></text:p>
            <text:p text:style-name="P14"><text:span text:style-name="T2"><text:s text:c="2"/>Change management and database ops tracking systems.</text:span></text:p>
            <text:p text:style-name="P14"><text:span text:style-name="T2"><text:s text:c="2"/>Multi- instance monitoring, load-balancing and failover strategies.</text:span></text:p>
          </table:table-cell>
          <table:table-cell table:style-name="TableCell1">
            <text:p text:style-name="P15"><text:span text:style-name="T7"><text:s/></text:span></text:p>
            <text:p text:style-name="P15"><text:span text:style-name="T7"><text:s text:c="2"/>February, 2010 <text:s/>– <text:s/>July, 2010 </text:span></text:p>
          </table:table-cell>
        </table:table-row>
        <table:table-row>
          <table:table-cell table:style-name="TableCell1">
            <text:p text:style-name="P11"><text:span text:style-name="T7"><text:s/></text:span></text:p>
            <text:p text:style-name="P11"><text:span text:style-name="T7"><text:s text:c="5"/>Athena Capital</text:span></text:p>
            <text:p text:style-name="P11"><text:span text:style-name="T7"><text:s text:c="5"/>Research</text:span></text:p>
            <text:p text:style-name="P12"><text:span text:style-name="T2"><text:s/></text:span></text:p>
          </table:table-cell>
          <table:table-cell table:style-name="TableCell1">
            <text:p text:style-name="P13"><text:span text:style-name="T7"><text:s/>Senior Database Administrator and Designer</text:span></text:p>
            <text:p text:style-name="P14"><text:span text:style-name="T2"><text:s/>Complete network db redesign with zero impact to production.</text:span></text:p>
            <text:p text:style-name="P14"><text:span text:style-name="T2"><text:s/>Network db build out and monitoring of 350 GB instances.</text:span></text:p>
            <text:p text:style-name="P14"><text:span text:style-name="T2"><text:s/>Change management and database cluster job tracking systems.</text:span></text:p>
            <text:p text:style-name="P14"><text:span text:style-name="T2"><text:s/>Multi- instance monitoring, load-balancing and failover strategies.</text:span></text:p>
          </table:table-cell>
          <table:table-cell table:style-name="TableCell1">
            <text:p text:style-name="P15"><text:span text:style-name="T7"><text:s/></text:span></text:p>
            <text:p text:style-name="P15"><text:span text:style-name="T7"><text:s text:c="2"/>January, 2009 <text:s/>- <text:s text:c="2"/>February, 2010</text:span></text:p>
          </table:table-cell>
        </table:table-row>
        <table:table-row>
          <table:table-cell table:style-name="TableCell1">
            <text:p text:style-name="P16"><text:span text:style-name="T7"/></text:p>
            <text:p text:style-name="P16"><text:span text:style-name="T7"><text:s text:c="4"/>Hearst</text:span></text:p>
            <text:p text:style-name="P16"><text:span text:style-name="T7"><text:s text:c="4"/>Communications</text:span></text:p>
          </table:table-cell>
          <table:table-cell table:style-name="TableCell1">
            <text:p text:style-name="P13"><text:span text:style-name="T7"><text:s/>Senior Database Administrator / PHP Developer</text:span></text:p>
            <text:p text:style-name="P17"><text:span text:style-name="T2"><text:s/>Complete database admin support for 20+ monitored production </text:span></text:p>
            <text:p text:style-name="P17"><text:span text:style-name="T2"><text:s/>instances of MySQL 5.0.x + Oracle 9i. <text:s/>Scripts: bash, php, ruby, C++.</text:span></text:p>
            <text:p text:style-name="P14"><text:span text:style-name="T2"><text:s/>High performance architectures &amp; data warehouse engineering.</text:span></text:p>
            <text:p text:style-name="P14"><text:span text:style-name="T2"><text:s/>60+ GB dual-cluster instance monitoring and recovery</text:span></text:p>
            <text:p text:style-name="P17"><text:span text:style-name="T2"><text:s/>Support and change Management for 40 developers and managers.</text:span></text:p>
          </table:table-cell>
          <table:table-cell table:style-name="TableCell1">
            <text:p text:style-name="P15"><text:span text:style-name="T7"><text:s/></text:span></text:p>
            <text:p text:style-name="P15"><text:span text:style-name="T7"><text:s text:c="2"/>February, 2008 - Sept, 2008 </text:span></text:p>
          </table:table-cell>
        </table:table-row>
        <table:table-row>
          <table:table-cell table:style-name="TableCell1">
            <text:p text:style-name="P11"><text:span text:style-name="T7"/></text:p>
            <text:p text:style-name="P11"><text:span text:style-name="T7"><text:s text:c="5"/>Rodale Publishing</text:span></text:p>
          </table:table-cell>
          <table:table-cell table:style-name="TableCell1">
            <text:p text:style-name="P13"><text:span text:style-name="T7"><text:s/>LAMP Engineer / MySQL DBA / Drupal Developer</text:span></text:p>
            <text:p text:style-name="P17"><text:span text:style-name="T2"><text:s/>Drupal 6 project from soup to nuts for major magazine publisher.</text:span></text:p>
            <text:p text:style-name="P17"><text:span text:style-name="T2"><text:s/>All network systems engineering, features integration and testing.</text:span></text:p>
          </table:table-cell>
          <table:table-cell table:style-name="TableCell1">
            <text:p text:style-name="P15"><text:span text:style-name="T7"><text:s/></text:span></text:p>
            <text:p text:style-name="P15"><text:span text:style-name="T7"><text:s text:c="2"/>April, 2007 - <text:s/>January, 2008</text:span></text:p>
          </table:table-cell>
        </table:table-row>
        <table:table-row>
          <table:table-cell table:style-name="TableCell1">
            <text:p text:style-name="P11"><text:span text:style-name="T7"/></text:p>
            <text:p text:style-name="P11"><text:span text:style-name="T7"><text:s text:c="5"/>UrbanSpectra</text:span></text:p>
          </table:table-cell>
          <table:table-cell table:style-name="TableCell1">
            <text:p text:style-name="P13"><text:span text:style-name="T7"><text:s/>Network and Database Systems Engineer</text:span></text:p>
            <text:p text:style-name="P17"><text:span text:style-name="T2"><text:s/>Open Source and Apple technical consulting services.</text:span></text:p>
            <text:p text:style-name="P18"><text:span text:style-name="T2"><text:s/>Complete technical project and resource management.</text:span></text:p>
          </table:table-cell>
          <table:table-cell table:style-name="TableCell1">
            <text:p text:style-name="P15"><text:span text:style-name="T7"><text:s/></text:span></text:p>
            <text:p text:style-name="P15"><text:span text:style-name="T7"><text:s text:c="2"/>September, 2004 - <text:s/>March, 2007 </text:span></text:p>
          </table:table-cell>
        </table:table-row>
        <table:table-row>
          <table:table-cell table:style-name="TableCell1">
            <text:p text:style-name="P19"><text:span text:style-name="T7"><text:s/></text:span></text:p>
            <text:p text:style-name="P11"><text:span text:style-name="T12"><text:s text:c="5"/></text:span><text:span text:style-name="T7">Miller Freeman, Inc.</text:span></text:p>
            <text:p text:style-name="P20"><text:span text:style-name="T2"/></text:p>
          </table:table-cell>
          <table:table-cell table:style-name="TableCell1">
            <text:p text:style-name="P13"><text:span text:style-name="T7"><text:s/>Open Source Test Lab Engineer / Project Manager</text:span></text:p>
            <text:p text:style-name="P17"><text:span text:style-name="T2"><text:s/>Managed extensive test lab for Several New Technology Magazines.</text:span></text:p>
            <text:p text:style-name="P18"><text:span text:style-name="T2"><text:s/>Project Manager &amp; Performance Engineer For 5 Tech Magazines.</text:span></text:p>
          </table:table-cell>
          <table:table-cell table:style-name="TableCell1">
            <text:p text:style-name="P15"><text:span text:style-name="T7"><text:s/></text:span></text:p>
            <text:p text:style-name="P15"><text:span text:style-name="T7"><text:s text:c="2"/>June, 2002 <text:s/>– <text:s/>September, 2004</text:span></text:p>
          </table:table-cell>
        </table:table-row>
        <table:table-row>
          <table:table-cell table:style-name="TableCell1">
            <text:p text:style-name="P11"><text:span text:style-name="T7"/></text:p>
            <text:p text:style-name="P21"><text:span text:style-name="T7"><text:s text:c="5"/>CitiBank, Inc. <text:s/>&amp;</text:span></text:p>
            <text:p text:style-name="P20"><text:span text:style-name="T7"><text:s text:c="5"/>JP Morgan / Chase</text:span></text:p>
          </table:table-cell>
          <table:table-cell table:style-name="TableCell1">
            <text:p text:style-name="P13"><text:span text:style-name="T7">Data Warehouse Designer, Developer &amp; Admin</text:span></text:p>
            <text:p text:style-name="P17"><text:span text:style-name="T2"><text:s/>Custom Analytics and Modeling for Time-Series Data Warehouse</text:span></text:p>
            <text:p text:style-name="P17"><text:span text:style-name="T2"><text:s/>Trained Marketing &amp; Development Teams to Effectively Utilize Oracle.</text:span></text:p>
          </table:table-cell>
          <table:table-cell table:style-name="TableCell1">
            <text:p text:style-name="P15"><text:span text:style-name="T7"/></text:p>
            <text:p text:style-name="P15"><text:span text:style-name="T7"><text:s text:c="2"/>December, 1999 <text:s/>– <text:s/>June, 2002</text:span></text:p>
          </table:table-cell>
        </table:table-row>
      </table:table>
      <text:p text:style-name="P22"><text:span text:style-name="T5">EDUCATION</text:span></text:p>
      <table:table table:name="Table2" table:style-name="Table1"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3"><text:span text:style-name="T5"><text:s text:c="2"/>Apple, Inc.</text:span></text:p>
          </table:table-cell>
          <table:table-cell table:style-name="TableCell1">
            <text:p text:style-name="P24"><text:span text:style-name="T7">Apple iPhone Developer + OS X Systems Engineer</text:span></text:p>
          </table:table-cell>
          <table:table-cell table:style-name="TableCell1">
            <text:p text:style-name="P25"><text:span text:style-name="T5">2009</text:span></text:p>
          </table:table-cell>
        </table:table-row>
        <table:table-row>
          <table:table-cell table:style-name="TableCell1">
            <text:p text:style-name="P23"><text:span text:style-name="T5"><text:s text:c="2"/>MySQL AB, Inc.</text:span></text:p>
          </table:table-cell>
          <table:table-cell table:style-name="TableCell1">
            <text:p text:style-name="P24"><text:span text:style-name="T7">Certified Database Administrator (Version 5)</text:span></text:p>
          </table:table-cell>
          <table:table-cell table:style-name="TableCell1">
            <text:p text:style-name="P25"><text:span text:style-name="T5">2008</text:span></text:p>
          </table:table-cell>
        </table:table-row>
        <table:table-row>
          <table:table-cell table:style-name="TableCell1">
            <text:p text:style-name="P23"><text:span text:style-name="T5"><text:s text:c="2"/>Oracle, Inc.</text:span></text:p>
          </table:table-cell>
          <table:table-cell table:style-name="TableCell1">
            <text:p text:style-name="P24"><text:span text:style-name="T7">Certified Database Administrator (Version 8i)</text:span></text:p>
          </table:table-cell>
          <table:table-cell table:style-name="TableCell1">
            <text:p text:style-name="P25"><text:span text:style-name="T5">2002</text:span></text:p>
          </table:table-cell>
        </table:table-row>
        <table:table-row>
          <table:table-cell table:style-name="TableCell1">
            <text:p text:style-name="P26"><text:span text:style-name="T5"><text:s text:c="2"/>Columbia University<text:tab/></text:span></text:p>
          </table:table-cell>
          <table:table-cell table:style-name="TableCell1">
            <text:p text:style-name="P24"><text:span text:style-name="T7">Database Application Developer Program / System Architecture</text:span></text:p>
            <text:p text:style-name="P25"><text:span text:style-name="T5">RedHat Linux and Oracle8i Admin Certifications</text:span></text:p>
          </table:table-cell>
          <table:table-cell table:style-name="TableCell1">
            <text:p text:style-name="P25"><text:span text:style-name="T5">2000</text:span></text:p>
          </table:table-cell>
        </table:table-row>
        <table:table-row>
          <table:table-cell table:style-name="TableCell1">
            <text:p text:style-name="P23"><text:span text:style-name="T5"><text:s text:c="2"/>UCSF &amp; USF</text:span></text:p>
          </table:table-cell>
          <table:table-cell table:style-name="TableCell1">
            <text:p text:style-name="P24"><text:span text:style-name="T7">Molecular Medicine Research Program and Pre-Medical Studies</text:span></text:p>
          </table:table-cell>
          <table:table-cell table:style-name="TableCell1">
            <text:p text:style-name="P25"><text:span text:style-name="T5">1993</text:span></text:p>
          </table:table-cell>
        </table:table-row>
        <table:table-row>
          <table:table-cell table:style-name="TableCell1">
            <text:p text:style-name="P23"><text:span text:style-name="T5"><text:s text:c="2"/>Sarah Lawrence College</text:span></text:p>
          </table:table-cell>
          <table:table-cell table:style-name="TableCell1">
            <text:p text:style-name="P24"><text:span text:style-name="T7">Bachelor of Arts and Sciences</text:span></text:p>
            <text:p text:style-name="P25"><text:span text:style-name="T5">Software Engineering and Medical Statistics</text:span></text:p>
          </table:table-cell>
          <table:table-cell table:style-name="TableCell1">
            <text:p text:style-name="P25"><text:span text:style-name="T5">1990</text:span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949.54</meta:generator>
    <dc:title>01/04 - Present</dc:title>
    <meta:initial-creator>Scholastic Inc</meta:initial-creator>
  </office:meta>
</office:document-meta>
</file>